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/>
      <style:text-properties style:font-name="Calibri" fo:font-size="11pt" fo:language="fr" fo:country="FR" officeooo:paragraph-rsid="00187cda" style:font-name-asian="Calibri2" style:font-size-asian="11pt" style:language-asian="fr" style:country-asian="FR" style:font-name-complex="Calibri2" style:font-size-complex="11pt" style:language-complex="ar" style:country-complex="SA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style:vertical-align="auto"/>
      <style:text-properties officeooo:paragraph-rsid="00187cda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style:vertical-align="auto"/>
      <style:text-properties officeooo:paragraph-rsid="001a1f36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style:vertical-align="auto"/>
      <style:text-properties officeooo:paragraph-rsid="001ab3a0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style:vertical-align="auto"/>
      <style:text-properties style:font-name="Calibri" fo:font-size="10pt" fo:language="fr" fo:country="FR" fo:font-style="italic" officeooo:paragraph-rsid="00187cda" style:font-name-asian="Calibri2" style:font-size-asian="10pt" style:language-asian="fr" style:country-asian="FR" style:font-style-asian="italic" style:font-name-complex="Calibri2" style:font-size-complex="10pt" style:language-complex="ar" style:country-complex="SA" style:font-style-complex="italic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style:vertical-align="auto"/>
      <style:text-properties style:font-name="Calibri" fo:font-size="10pt" fo:language="fr" fo:country="FR" officeooo:paragraph-rsid="00187cda" style:font-name-asian="Times New Roman" style:font-size-asian="10pt" style:language-asian="fr" style:country-asian="FR" style:font-name-complex="Calibri2" style:font-size-complex="10pt" style:language-complex="ar" style:country-complex="SA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style:vertical-align="auto"/>
      <style:text-properties style:font-name="Calibri" fo:font-size="10pt" fo:language="fr" fo:country="FR" officeooo:paragraph-rsid="0019a6fe" style:font-name-asian="Calibri2" style:font-size-asian="10pt" style:language-asian="fr" style:country-asian="FR" style:font-name-complex="Calibri2" style:font-size-complex="10pt" style:language-complex="ar" style:country-complex="SA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style:vertical-align="auto"/>
      <style:text-properties style:font-name="Calibri" fo:font-size="11pt" fo:language="fr" fo:country="FR" fo:font-style="italic" officeooo:paragraph-rsid="00187cda" style:font-name-asian="Calibri2" style:font-size-asian="11pt" style:language-asian="fr" style:country-asian="FR" style:font-style-asian="italic" style:font-name-complex="Calibri2" style:font-size-complex="11pt" style:language-complex="ar" style:country-complex="SA" style:font-style-complex="italic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style:vertical-align="auto"/>
      <style:text-properties style:font-name="Calibri" fo:font-size="11pt" fo:language="fr" fo:country="FR" officeooo:paragraph-rsid="001c5c84" style:font-name-asian="Calibri2" style:font-size-asian="11pt" style:language-asian="fr" style:country-asian="FR" style:font-name-complex="Calibri2" style:font-size-complex="11pt" style:language-complex="ar" style:country-complex="SA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style:vertical-align="auto"/>
      <style:text-properties officeooo:rsid="001a1f36" officeooo:paragraph-rsid="001a1f36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style:vertical-align="auto"/>
      <style:text-properties officeooo:rsid="001634c3" officeooo:paragraph-rsid="001ab3a0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style:vertical-align="auto"/>
      <style:text-properties fo:color="#000000" style:font-name="Calibri" fo:font-size="10pt" fo:language="fr" fo:country="FR" fo:font-style="italic" fo:font-weight="normal" officeooo:rsid="001634c3" officeooo:paragraph-rsid="001ab3a0" style:font-name-asian="Calibri2" style:font-size-asian="10pt" style:language-asian="fr" style:country-asian="FR" style:font-style-asian="italic" style:font-weight-asian="normal" style:font-name-complex="Calibri2" style:font-size-complex="10pt" style:language-complex="ar" style:country-complex="SA" style:font-style-complex="italic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style:vertical-align="auto"/>
      <style:text-properties fo:color="#000000" style:font-name="Calibri" fo:font-size="10pt" fo:language="fr" fo:country="FR" fo:font-style="italic" fo:font-weight="normal" officeooo:rsid="001634c3" officeooo:paragraph-rsid="001c5c84" style:font-name-asian="Calibri2" style:font-size-asian="10pt" style:language-asian="fr" style:country-asian="FR" style:font-style-asian="italic" style:font-weight-asian="normal" style:font-name-complex="Calibri2" style:font-size-complex="10pt" style:language-complex="ar" style:country-complex="SA" style:font-style-complex="italic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style:vertical-align="auto"/>
      <style:text-properties officeooo:rsid="001c39fe" officeooo:paragraph-rsid="001c39fe"/>
    </style:style>
    <style:style style:name="P15" style:family="paragraph" style:parent-style-name="Standard">
      <style:paragraph-properties fo:margin-left="0cm" fo:margin-right="0cm" fo:margin-top="0.847cm" fo:margin-bottom="0cm" loext:contextual-spacing="false" fo:line-height="115%" fo:text-align="center" style:justify-single-word="false" fo:keep-together="always" fo:orphans="0" fo:widows="0" fo:text-indent="0cm" style:auto-text-indent="false" fo:keep-with-next="always" style:vertical-align="auto"/>
      <style:text-properties fo:color="#365f91" style:font-name="Cambria" fo:font-size="14pt" fo:language="fr" fo:country="FR" fo:font-weight="bold" officeooo:paragraph-rsid="00187cda" style:font-name-asian="Times New Roman" style:font-size-asian="14pt" style:language-asian="fr" style:country-asian="FR" style:font-weight-asian="bold" style:font-name-complex="Cambria1" style:font-size-complex="14pt" style:language-complex="ar" style:country-complex="SA" style:font-weight-complex="bold"/>
    </style:style>
    <style:style style:name="P16" style:family="paragraph" style:parent-style-name="Standard">
      <style:paragraph-properties fo:margin-left="0cm" fo:margin-right="0cm" fo:margin-top="0cm" fo:margin-bottom="0.353cm" loext:contextual-spacing="false" style:line-height-at-least="0.445cm" fo:text-align="justify" style:justify-single-word="false" fo:orphans="0" fo:widows="0" fo:text-indent="0cm" style:auto-text-indent="false" style:vertical-align="auto"/>
      <style:text-properties style:font-name="Cambria" fo:font-size="10pt" fo:language="fr" fo:country="FR" officeooo:paragraph-rsid="00187cda" style:font-name-asian="Times New Roman" style:font-size-asian="10pt" style:language-asian="fr" style:country-asian="FR" style:font-name-complex="Cambria1" style:font-size-complex="10pt" style:language-complex="ar" style:country-complex="SA"/>
    </style:style>
    <style:style style:name="P17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/>
      <style:text-properties style:font-name="Calibri" fo:font-size="12pt" fo:language="fr" fo:country="FR" style:text-underline-style="solid" style:text-underline-width="auto" style:text-underline-color="font-color" fo:font-weight="bold" officeooo:paragraph-rsid="00187cda" style:font-name-asian="Times New Roman" style:font-size-asian="12pt" style:language-asian="fr" style:country-asian="FR" style:font-weight-asian="bold" style:font-name-complex="Calibri2" style:font-size-complex="12pt" style:language-complex="ar" style:country-complex="SA" style:font-weight-complex="bold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style:vertical-align="auto"/>
      <style:text-properties style:font-name="Calibri" fo:font-size="10pt" fo:language="fr" fo:country="FR" style:text-underline-style="none" fo:font-weight="normal" officeooo:rsid="0019a6fe" officeooo:paragraph-rsid="0019a6fe" style:font-name-asian="Times New Roman" style:font-size-asian="10pt" style:language-asian="fr" style:country-asian="FR" style:font-weight-asian="normal" style:font-name-complex="Calibri2" style:font-size-complex="10pt" style:language-complex="ar" style:country-complex="SA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style:vertical-align="auto"/>
      <style:text-properties style:font-name="Calibri" fo:font-size="10pt" fo:language="fr" fo:country="FR" officeooo:paragraph-rsid="00187cda" style:font-name-asian="Times New Roman" style:font-size-asian="10pt" style:language-asian="fr" style:country-asian="FR" style:font-name-complex="Calibri2" style:font-size-complex="10pt" style:language-complex="ar" style:country-complex="SA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style:vertical-align="auto"/>
      <style:text-properties style:font-name="Calibri" fo:font-size="10pt" fo:language="fr" fo:country="FR" officeooo:paragraph-rsid="001ab3a0" style:font-name-asian="Times New Roman" style:font-size-asian="10pt" style:language-asian="fr" style:country-asian="FR" style:font-name-complex="Calibri2" style:font-size-complex="10pt" style:language-complex="ar" style:country-complex="SA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style:vertical-align="auto"/>
      <style:text-properties style:font-name="Calibri" fo:font-size="10pt" fo:language="fr" fo:country="FR" officeooo:rsid="001a1f36" officeooo:paragraph-rsid="001a1f36" style:font-name-asian="Times New Roman" style:font-size-asian="10pt" style:language-asian="fr" style:country-asian="FR" style:font-name-complex="Calibri2" style:font-size-complex="10pt" style:language-complex="ar" style:country-complex="SA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style:vertical-align="auto"/>
      <style:text-properties style:font-name="Calibri" fo:font-size="12pt" fo:language="fr" fo:country="FR" style:text-underline-style="solid" style:text-underline-width="auto" style:text-underline-color="font-color" fo:font-weight="bold" officeooo:paragraph-rsid="001ab3a0" style:font-name-asian="Times New Roman" style:font-size-asian="12pt" style:language-asian="fr" style:country-asian="FR" style:font-weight-asian="bold" style:font-name-complex="Calibri2" style:font-size-complex="12pt" style:language-complex="ar" style:country-complex="SA" style:font-weight-complex="bold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style:vertical-align="auto"/>
      <style:text-properties style:font-name="Calibri1" fo:font-size="10pt" fo:language="fr" fo:country="FR" fo:font-style="italic" officeooo:rsid="0019a6fe" officeooo:paragraph-rsid="00187cda" style:font-name-asian="Times New Roman" style:font-size-asian="10pt" style:language-asian="fr" style:country-asian="FR" style:font-style-asian="italic" style:font-name-complex="Calibri2" style:font-size-complex="10pt" style:language-complex="ar" style:country-complex="SA" style:font-style-complex="italic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style:vertical-align="auto"/>
      <style:text-properties style:font-name="Calibri1" fo:font-size="10pt" fo:language="fr" fo:country="FR" fo:font-style="italic" officeooo:rsid="0019a6fe" officeooo:paragraph-rsid="0019a6fe" style:font-name-asian="Times New Roman" style:font-size-asian="10pt" style:language-asian="fr" style:country-asian="FR" style:font-style-asian="italic" style:font-name-complex="Calibri2" style:font-size-complex="10pt" style:language-complex="ar" style:country-complex="SA" style:font-style-complex="italic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style:vertical-align="auto"/>
      <style:text-properties style:font-name="Cambria" fo:font-size="10pt" fo:language="fr" fo:country="FR" fo:font-style="italic" officeooo:rsid="0019a6fe" officeooo:paragraph-rsid="001a1f36" style:font-name-asian="Times New Roman" style:font-size-asian="10pt" style:language-asian="fr" style:country-asian="FR" style:font-style-asian="italic" style:font-name-complex="Cambria1" style:font-size-complex="10pt" style:language-complex="ar" style:country-complex="SA" style:font-style-complex="italic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style:vertical-align="auto"/>
      <style:text-properties fo:color="#004dbb" style:font-name="Calibri" fo:font-size="11pt" fo:language="fr" fo:country="FR" fo:font-weight="bold" officeooo:rsid="001ab3a0" officeooo:paragraph-rsid="001ab3a0" style:font-name-asian="Times New Roman" style:font-size-asian="11pt" style:language-asian="fr" style:country-asian="FR" style:font-weight-asian="bold" style:font-name-complex="Calibri2" style:font-size-complex="11pt" style:language-complex="ar" style:country-complex="SA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style:vertical-align="auto"/>
      <style:text-properties officeooo:paragraph-rsid="0019a6fe"/>
    </style:style>
    <style:style style:name="T1" style:family="text">
      <style:text-properties style:font-name="Cambria" officeooo:rsid="001a1f36" style:font-name-asian="Times New Roman" style:font-name-complex="Cambria1"/>
    </style:style>
    <style:style style:name="T2" style:family="text">
      <style:text-properties style:font-name="Cambria" officeooo:rsid="0019a6fe" style:font-name-asian="Times New Roman" style:font-name-complex="Cambria1"/>
    </style:style>
    <style:style style:name="T3" style:family="text">
      <style:text-properties style:font-name="Calibri" fo:font-size="10pt" fo:language="fr" fo:country="FR" style:font-name-asian="Times New Roman" style:font-size-asian="10pt" style:language-asian="fr" style:country-asian="FR" style:font-name-complex="Calibri2" style:font-size-complex="10pt" style:language-complex="ar" style:country-complex="SA"/>
    </style:style>
    <style:style style:name="T4" style:family="text">
      <style:text-properties style:font-name="Calibri" fo:font-size="10pt" fo:language="fr" fo:country="FR" officeooo:rsid="001a1f36" style:font-name-asian="Times New Roman" style:font-size-asian="10pt" style:language-asian="fr" style:country-asian="FR" style:font-name-complex="Calibri2" style:font-size-complex="10pt" style:language-complex="ar" style:country-complex="SA"/>
    </style:style>
    <style:style style:name="T5" style:family="text">
      <style:text-properties style:font-name="Calibri" fo:font-size="10pt" fo:language="fr" fo:country="FR" fo:font-style="italic" style:font-name-asian="Times New Roman" style:font-size-asian="10pt" style:language-asian="fr" style:country-asian="FR" style:font-style-asian="italic" style:font-name-complex="Calibri2" style:font-size-complex="10pt" style:language-complex="ar" style:country-complex="SA" style:font-style-complex="italic"/>
    </style:style>
    <style:style style:name="T6" style:family="text">
      <style:text-properties style:font-name="Calibri" fo:font-size="10pt" fo:language="fr" fo:country="FR" fo:font-style="italic" officeooo:rsid="00187cda" style:font-name-asian="Times New Roman" style:font-size-asian="10pt" style:language-asian="fr" style:country-asian="FR" style:font-style-asian="italic" style:font-name-complex="Calibri2" style:font-size-complex="10pt" style:language-complex="ar" style:country-complex="SA" style:font-style-complex="italic"/>
    </style:style>
    <style:style style:name="T7" style:family="text">
      <style:text-properties style:font-name="Calibri" fo:font-size="10pt" fo:language="fr" fo:country="FR" fo:font-style="italic" officeooo:rsid="001a1f36" style:font-name-asian="Times New Roman" style:font-size-asian="10pt" style:language-asian="fr" style:country-asian="FR" style:font-style-asian="italic" style:font-name-complex="Calibri2" style:font-size-complex="10pt" style:language-complex="ar" style:country-complex="SA" style:font-style-complex="italic"/>
    </style:style>
    <style:style style:name="T8" style:family="text">
      <style:text-properties style:font-name="Calibri" fo:font-size="10pt" fo:language="fr" fo:country="FR" fo:font-style="italic" officeooo:rsid="001ab3a0" style:font-name-asian="Times New Roman" style:font-size-asian="10pt" style:language-asian="fr" style:country-asian="FR" style:font-style-asian="italic" style:font-name-complex="Calibri2" style:font-size-complex="10pt" style:language-complex="ar" style:country-complex="SA" style:font-style-complex="italic"/>
    </style:style>
    <style:style style:name="T9" style:family="text">
      <style:text-properties fo:color="#004dbb" style:font-name="Calibri" fo:font-size="11pt" fo:language="fr" fo:country="FR" fo:font-weight="bold" style:font-name-asian="Times New Roman" style:font-size-asian="11pt" style:language-asian="fr" style:country-asian="FR" style:font-weight-asian="bold" style:font-name-complex="Calibri2" style:font-size-complex="11pt" style:language-complex="ar" style:country-complex="SA" style:font-weight-complex="bold"/>
    </style:style>
    <style:style style:name="T10" style:family="text">
      <style:text-properties fo:color="#004dbb" style:font-name="Calibri" fo:font-size="11pt" fo:language="fr" fo:country="FR" fo:font-weight="bold" officeooo:rsid="0019a6fe" style:font-name-asian="Times New Roman" style:font-size-asian="11pt" style:language-asian="fr" style:country-asian="FR" style:font-weight-asian="bold" style:font-name-complex="Calibri2" style:font-size-complex="11pt" style:language-complex="ar" style:country-complex="SA" style:font-weight-complex="bold"/>
    </style:style>
    <style:style style:name="T11" style:family="text">
      <style:text-properties fo:color="#004dbb" style:font-name="Calibri" fo:font-size="11pt" fo:language="fr" fo:country="FR" fo:font-weight="bold" officeooo:rsid="001a1f36" style:font-name-asian="Times New Roman" style:font-size-asian="11pt" style:language-asian="fr" style:country-asian="FR" style:font-weight-asian="bold" style:font-name-complex="Calibri2" style:font-size-complex="11pt" style:language-complex="ar" style:country-complex="SA" style:font-weight-complex="bold"/>
    </style:style>
    <style:style style:name="T12" style:family="text">
      <style:text-properties fo:color="#004dbb" style:font-name="Calibri" fo:font-size="11pt" fo:language="fr" fo:country="FR" fo:font-weight="bold" officeooo:rsid="001ab3a0" style:font-name-asian="Times New Roman" style:font-size-asian="11pt" style:language-asian="fr" style:country-asian="FR" style:font-weight-asian="bold" style:font-name-complex="Calibri2" style:font-size-complex="11pt" style:language-complex="ar" style:country-complex="SA" style:font-weight-complex="bold"/>
    </style:style>
    <style:style style:name="T13" style:family="text">
      <style:text-properties style:font-name-asian="Times New Roman"/>
    </style:style>
    <style:style style:name="T14" style:family="text">
      <style:text-properties officeooo:rsid="00187cda" style:font-name-asian="Times New Roman"/>
    </style:style>
    <style:style style:name="T15" style:family="text">
      <style:text-properties style:font-name="Calibri1" style:font-name-asian="Times New Roman"/>
    </style:style>
    <style:style style:name="T16" style:family="text">
      <style:text-properties style:font-name="Calibri1" fo:font-size="10pt" fo:language="fr" fo:country="FR" fo:font-style="italic" officeooo:rsid="00187cda" style:font-name-asian="Times New Roman" style:font-size-asian="10pt" style:language-asian="fr" style:country-asian="FR" style:font-style-asian="italic" style:font-name-complex="Calibri2" style:font-size-complex="10pt" style:language-complex="ar" style:country-complex="SA" style:font-style-complex="italic"/>
    </style:style>
    <style:style style:name="T17" style:family="text">
      <style:text-properties style:font-name="Calibri1" fo:font-size="10pt" fo:language="fr" fo:country="FR" fo:font-style="italic" officeooo:rsid="0019a6fe" style:font-name-asian="Times New Roman" style:font-size-asian="10pt" style:language-asian="fr" style:country-asian="FR" style:font-style-asian="italic" style:font-name-complex="Calibri2" style:font-size-complex="10pt" style:language-complex="ar" style:country-complex="SA" style:font-style-complex="italic"/>
    </style:style>
    <style:style style:name="T18" style:family="text">
      <style:text-properties style:font-name="Calibri1" fo:font-size="10pt" fo:language="fr" fo:country="FR" fo:font-style="italic" officeooo:rsid="001e2602" style:font-name-asian="Times New Roman" style:font-size-asian="10pt" style:language-asian="fr" style:country-asian="FR" style:font-style-asian="italic" style:font-name-complex="Calibri2" style:font-size-complex="10pt" style:language-complex="ar" style:country-complex="SA" style:font-style-complex="italic"/>
    </style:style>
    <style:style style:name="T19" style:family="text">
      <style:text-properties style:font-name="Calibri1" fo:font-style="italic" officeooo:rsid="00187cda" style:font-name-asian="Times New Roman" style:font-style-asian="italic" style:font-style-complex="italic"/>
    </style:style>
    <style:style style:name="T20" style:family="text">
      <style:text-properties style:font-name="Calibri1" fo:font-style="italic" officeooo:rsid="0019a6fe" style:font-name-asian="Times New Roman" style:font-style-asian="italic" style:font-style-complex="italic"/>
    </style:style>
    <style:style style:name="T21" style:family="text">
      <style:text-properties fo:color="#000000" style:font-name="Calibri1" fo:font-size="10pt" fo:language="fr" fo:country="FR" fo:font-weight="normal" style:font-name-asian="Times New Roman" style:font-size-asian="10pt" style:language-asian="fr" style:country-asian="FR" style:font-weight-asian="normal" style:font-name-complex="Calibri2" style:font-size-complex="10pt" style:language-complex="ar" style:country-complex="SA" style:font-weight-complex="normal"/>
    </style:style>
    <style:style style:name="T22" style:family="text">
      <style:text-properties fo:color="#000000" style:font-name="Calibri1" fo:font-size="10pt" fo:language="fr" fo:country="FR" fo:font-weight="normal" officeooo:rsid="0012e66b" style:font-name-asian="Times New Roman" style:font-size-asian="10pt" style:language-asian="fr" style:country-asian="FR" style:font-weight-asian="normal" style:font-name-complex="Calibri2" style:font-size-complex="10pt" style:language-complex="ar" style:country-complex="SA" style:font-weight-complex="normal"/>
    </style:style>
    <style:style style:name="T23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ystème d’exploitation : Rapport Projet Shell </text:p>
      <text:p text:style-name="P1"/>
      <text:p text:style-name="P16">Mener de bout en bout un projet conséquent selon des règles préétablies nous a permit de mettre en pratique les notions théoriques apprises durant ce semestre mais aussi de développer nos compétences de travail en binôme.</text:p>
      <text:p text:style-name="P17">fonctions crées :</text:p>
      <text:p text:style-name="P18">Pour mieux organiser notre travail , on a crée 4 fichiers : <text:s/>cmds , exec , utilities et main </text:p>
      <text:p text:style-name="P5"/>
      <text:p text:style-name="P2"><text:span text:style-name="T9"><text:s/></text:span><text:span text:style-name="T10">cmds : </text:span><text:span text:style-name="T9">fonctions supports des commandes shell demandées :</text:span></text:p>
      <text:p text:style-name="P6">-cd() : Permet de se déplacer dans le système de fichiers(Change la variable d’environnement PWD).</text:p>
      <text:p text:style-name="P6">-cp() : Copie récursivement le contenu d’un fichier/répertoire vers un répertoire de destination.</text:p>
      <text:p text:style-name="P5"><text:span text:style-name="T13">-cat() : </text:span><text:span text:style-name="T15">Affiche</text:span><text:span text:style-name="T13"> le contenu d’un fichier.</text:span></text:p>
      <text:p text:style-name="P5"><text:span text:style-name="T13">-</text:span><text:span text:style-name="T14">touch() : Met à jour ou affiche ( selon l'option) les dates d'accès et de modification d'un fichier,</text:span></text:p>
      <text:p text:style-name="P2"><text:span text:style-name="T6"><text:s/>-history() :</text:span><text:span text:style-name="T16">affiche les dernières commandes entrées par ordre chronologiqu</text:span><text:span text:style-name="T17">e,</text:span></text:p>
      <text:p text:style-name="P23"/>
      <text:p text:style-name="P2"><text:span text:style-name="T10">exec </text:span><text:span text:style-name="T9">: </text:span><text:span text:style-name="T10">fonctions relatives à l'exécution</text:span></text:p>
      <text:p text:style-name="P7"><text:span text:style-name="T19">-</text:span><text:span text:style-name="T20">makePaths() : Crée les différents chemins possibles pour exec.</text:span></text:p>
      <text:p text:style-name="P24">-execute() : Crée de nouveaux processus et exécution des programmes passés en arguments .</text:p>
      <text:p text:style-name="P27"><text:span text:style-name="T17">-launch() : </text:span><text:span text:style-name="T18">détermine si la commande entrée est une commande interne, sinon appelle execute.</text:span><text:span text:style-name="T17"> </text:span></text:p>
      <text:p text:style-name="P27"><text:span text:style-name="T17">-relaunch() :</text:span><text:span text:style-name="T18">appelle launch en remplaçant l'entrée par la n-ième ligne de l'historique .</text:span></text:p>
      <text:p text:style-name="P27"><text:span text:style-name="T18"/></text:p>
      <text:p text:style-name="P3"><text:span text:style-name="T9"><text:s/></text:span><text:span text:style-name="T11">utilities : *******</text:span></text:p>
      <text:p text:style-name="P3"><text:span text:style-name="T3">-</text:span><text:span text:style-name="T4">parser</text:span><text:span text:style-name="T3">() : </text:span><text:span text:style-name="T5">Permet de </text:span><text:span text:style-name="T7">diviser une chaîne de caractères en plusieurs chaînes selon un caractère séparateur .</text:span></text:p>
      <text:p text:style-name="P3"><text:span text:style-name="T4">-afficherContenuFichier() :</text:span><text:span text:style-name="T5"> </text:span><text:span text:style-name="T7">Affiche dans stdout le fichier file. La lecture commence depuis la pos</text:span><text:span text:style-name="T8">ition</text:span><text:span text:style-name="T7"> actuelle du pointeur de lecture dans le fichier.</text:span></text:p>
      <text:p text:style-name="P21">-setEnvironnement() : **********</text:p>
      <text:p text:style-name="P10"/>
      <text:p text:style-name="P3"><text:span text:style-name="T9"><text:s/></text:span><text:span text:style-name="T11">main</text:span><text:span text:style-name="T10"> : </text:span><text:span text:style-name="T11">programme principal</text:span><text:span text:style-name="T9"> :</text:span></text:p>
      <text:p text:style-name="P3"><text:span text:style-name="T4">-printprefix() :</text:span><text:span text:style-name="T7"> Afficher L'invite de commande.</text:span></text:p>
      <text:p text:style-name="P3"><text:span text:style-name="T4">-main() : </text:span><text:span text:style-name="T7">Programme principal.</text:span></text:p>
      <text:p text:style-name="P9"/>
      <text:p text:style-name="P13"><text:span text:style-name="T1">On</text:span><text:span text:style-name="T2"> </text:span><text:span text:style-name="T1">a</text:span><text:span text:style-name="T2"> souhaité faire un main le plus succinct possible, cela évite la répétition de code, simplifie le débogage ainsi que l’amélioration du code.</text:span></text:p>
      <text:p text:style-name="P25"/>
      <text:p text:style-name="P17">Principales « nouvelles » fonctions utilisée :</text:p>
      <text:p text:style-name="P6">Les Principales « nouvelles » fonctions qui ont demandé un certain travail de recherche étaient : </text:p>
      <text:p text:style-name="P6"/>
      <text:p text:style-name="P2"><text:span text:style-name="T3">-execv(): </text:span><text:span text:style-name="T5">Cette fonction prend en compte le nom d’une commande contenue dans le PATH entrée par l’utilisateur afin de l’exécuter(dans notre cas).</text:span></text:p>
      <text:p text:style-name="P2"><text:span text:style-name="T3">-getenv(): </text:span><text:span text:style-name="T5">Permet de récupérer la valeur d’une variable d’environnement placé en paramètre.</text:span></text:p>
      <text:p text:style-name="P2"><text:span text:style-name="T3">-setenv(): </text:span><text:span text:style-name="T5">Ajoute/Modifie une variable d’environnement par une nouvelle valeur placé en paramètre</text:span><text:span text:style-name="T3">.</text:span></text:p>
      <text:p text:style-name="P6"><text:soft-page-break/>******</text:p>
      <text:p text:style-name="P8"/>
      <text:p text:style-name="P22">Implémentation du code: </text:p>
      <text:p text:style-name="P20">Afin de mieux comprendre notre travail, nous indiquons les fonctions utilisées pour chaque question :</text:p>
      <text:p text:style-name="P6"/>
      <text:p text:style-name="P2"><text:span text:style-name="T12">Etape</text:span><text:span text:style-name="T9"> 1 :</text:span><text:span text:style-name="T12">Préliminaires : </text:span></text:p>
      <text:p text:style-name="P4"><text:span text:style-name="T9"><text:s/></text:span><text:span text:style-name="T21"><text:s/></text:span><text:span text:style-name="T22">On utilise les variables d'environnement et la fonction uname pour obtenir les différentes composantes de l'invite de commande.</text:span></text:p>
      <text:p text:style-name="P14"><text:span text:style-name="T22">E</text:span><text:span text:style-name="T21">xercice 1 : *****</text:span></text:p>
      <text:p text:style-name="P14"><text:span text:style-name="T22">E</text:span><text:span text:style-name="T21">xercice 2 : *****</text:span></text:p>
      <text:p text:style-name="P14"><text:span text:style-name="T22">E</text:span><text:span text:style-name="T21">xercice 3 : *****</text:span></text:p>
      <text:p text:style-name="P2"><text:span text:style-name="T12">Etape</text:span><text:span text:style-name="T9"> 2 : </text:span><text:span text:style-name="T12">Commandes internes supplémentaires :</text:span></text:p>
      <text:p text:style-name="P11"><text:span text:style-name="T12">Etape</text:span><text:span text:style-name="T9"> </text:span><text:span text:style-name="T12">3</text:span><text:span text:style-name="T9"> : </text:span><text:span text:style-name="T12">Gestion du path :</text:span></text:p>
      <text:p text:style-name="P26">Etape 4 : Pipes et redirections :</text:p>
      <text:p text:style-name="P26">Etape 5 : Job control Shell :</text:p>
      <text:p text:style-name="P1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smine Kertous</meta:initial-creator>
    <meta:creation-date>2016-04-13T14:08:38.210499855</meta:creation-date>
    <dc:date>2016-04-23T17:32:55.164223248</dc:date>
    <dc:creator>Yasmine Kertous</dc:creator>
    <meta:editing-duration>PT1H29M31S</meta:editing-duration>
    <meta:editing-cycles>5</meta:editing-cycles>
    <meta:generator>LibreOffice/4.3.3.2$Linux_X86_64 LibreOffice_project/430m0$Build-2</meta:generator>
    <meta:document-statistic meta:table-count="0" meta:image-count="0" meta:object-count="0" meta:page-count="2" meta:paragraph-count="40" meta:word-count="425" meta:character-count="2735" meta:non-whitespace-character-count="2337"/>
  </office:meta>
</office:document-meta>
</file>